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111111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46cm" svg:height="18.796cm" svg:x="1.127cm" svg:y="1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001cm" svg:height="1.608cm" svg:x="9.89cm" svg:y="1.04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493cm" svg:height="1.356cm" svg:x="10.144cm" svg:y="0.8cm">
          <draw:text-box>
            <text:p text:style-name="P1"><text:span text:style-name="T1">Prepare Panel</text:span></text:p>
          </draw:text-box>
        </draw:frame>
        <draw:custom-shape draw:style-name="gr1" draw:text-style-name="P1" draw:layer="layout" svg:width="17.272cm" svg:height="15.24cm" svg:x="8.366cm" svg:y="4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15cm" svg:height="1.608cm" svg:x="14.37cm" svg:y="3.74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112cm" svg:height="2.461cm" svg:x="13.687cm" svg:y="3.3cm">
          <draw:text-box>
            <text:p text:style-name="P1"><text:span text:style-name="T1">Prepare Connector</text:span></text:p>
          </draw:text-box>
        </draw:frame>
        <draw:custom-shape draw:style-name="gr4" draw:text-style-name="P1" draw:layer="layout" svg:width="6.096cm" svg:height="6.096cm" svg:x="1.651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.096cm" svg:height="6.096cm" svg:x="9.151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096cm" svg:height="6.096cm" svg:x="18.952cm" svg:y="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096cm" svg:height="6.096cm" svg:x="14.152cm" svg:y="1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24cm" svg:height="1.356cm" svg:x="3.975cm" svg:y="13.573cm">
          <draw:text-box>
            <text:p text:style-name="P1"><text:span text:style-name="T1">1</text:span></text:p>
          </draw:text-box>
        </draw:frame>
        <draw:frame draw:style-name="gr3" draw:text-style-name="P2" draw:layer="layout" svg:width="1.524cm" svg:height="1.356cm" svg:x="11.394cm" svg:y="12.373cm">
          <draw:text-box>
            <text:p text:style-name="P1"><text:span text:style-name="T1">2</text:span></text:p>
          </draw:text-box>
        </draw:frame>
        <draw:frame draw:style-name="gr3" draw:text-style-name="P2" draw:layer="layout" svg:width="1.524cm" svg:height="1.356cm" svg:x="21.294cm" svg:y="12.373cm">
          <draw:text-box>
            <text:p text:style-name="P1"><text:span text:style-name="T1">3</text:span></text:p>
          </draw:text-box>
        </draw:frame>
        <draw:frame draw:style-name="gr3" draw:text-style-name="P2" draw:layer="layout" svg:width="1.524cm" svg:height="1.356cm" svg:x="16.367cm" svg:y="18.159cm">
          <draw:text-box>
            <text:p text:style-name="P1"><text:span text:style-name="T1">4</text:span></text:p>
          </draw:text-box>
        </draw:frame>
        <draw:custom-shape draw:style-name="gr2" draw:text-style-name="P1" draw:layer="layout" svg:width="5.715cm" svg:height="1.608cm" svg:x="1.837cm" svg:y="9.65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1.862cm" svg:y="9.504cm">
          <draw:text-box>
            <text:p text:style-name="P1"><text:span text:style-name="T2">Prepare Control Switch</text:span></text:p>
          </draw:text-box>
        </draw:frame>
        <draw:custom-shape draw:style-name="gr2" draw:text-style-name="P1" draw:layer="layout" svg:width="5.715cm" svg:height="1.608cm" svg:x="9.337cm" svg:y="8.40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9.337cm" svg:y="8.255cm">
          <draw:text-box>
            <text:p text:style-name="P1"><text:span text:style-name="T2">Remove </text:span></text:p>
            <text:p text:style-name="P1"><text:span text:style-name="T2">Left Cover</text:span></text:p>
          </draw:text-box>
        </draw:frame>
        <draw:custom-shape draw:style-name="gr2" draw:text-style-name="P1" draw:layer="layout" svg:width="5.715cm" svg:height="1.608cm" svg:x="19.137cm" svg:y="8.4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19.137cm" svg:y="8.256cm">
          <draw:text-box>
            <text:p text:style-name="P1"><text:span text:style-name="T2">Remove </text:span></text:p>
            <text:p text:style-name="P1"><text:span text:style-name="T2">Right Cover</text:span></text:p>
          </draw:text-box>
        </draw:frame>
        <draw:custom-shape draw:style-name="gr2" draw:text-style-name="P1" draw:layer="layout" svg:width="5.715cm" svg:height="1.608cm" svg:x="14.337cm" svg:y="14.2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14.337cm" svg:y="14.056cm">
          <draw:text-box>
            <text:p text:style-name="P1"><text:span text:style-name="T2">Connect</text:span></text:p>
            <text:p text:style-name="P1"><text:span text:style-name="T2">Adap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9:25:52.522599034</meta:creation-date>
    <dc:date>2016-06-15T09:04:00.763701708</dc:date>
    <meta:editing-duration>PT36M14S</meta:editing-duration>
    <meta:editing-cycles>15</meta:editing-cycles>
    <meta:generator>LibreOffice/4.2.8.2$Linux_X86_64 LibreOffice_project/420m0$Build-2</meta:generator>
    <meta:print-date>2016-06-06T09:48:56.835062772</meta:print-date>
    <meta:document-statistic meta:object-count="22"/>
  </office:meta>
</office:document-meta>
</file>